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0.321cm" fo:min-width="0.442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1.091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2cm" fo:min-width="0.31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1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9cm" fo:min-width="2.459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61cm" fo:min-width="2.672cm"/>
      <style:paragraph-properties style:writing-mode="lr-tb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.3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5cm" fo:min-width="1.85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12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60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6pt"/>
    </style:style>
    <style:style style:name="P7" style:family="paragraph">
      <loext:graphic-properties draw:fill="solid"/>
      <style:paragraph-properties fo:text-align="center"/>
    </style:style>
    <style:style style:name="T1" style:family="text">
      <style:text-properties style:text-position="0% 100%" fo:font-size="24pt"/>
    </style:style>
    <style:style style:name="T2" style:family="text">
      <style:text-properties style:text-position="-33% 58%" fo:font-size="2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0% 100%" fo:font-size="24pt" style:font-size-asian="24pt" style:font-size-complex="24pt"/>
    </style:style>
    <style:style style:name="T5" style:family="text">
      <style:text-properties style:text-position="-33%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4.758cm" svg:y1="3.75cm" svg:x2="14.378cm" svg:y2="4.825cm">
            <text:p/>
          </draw:line>
          <draw:line draw:style-name="gr1" draw:text-style-name="P1" draw:layer="layout" svg:x1="13.253cm" svg:y1="2.762cm" svg:x2="14.384cm" svg:y2="4.821cm">
            <text:p/>
          </draw:line>
          <draw:line draw:style-name="gr1" draw:text-style-name="P1" draw:layer="layout" svg:x1="11.352cm" svg:y1="2.768cm" svg:x2="10.548cm" svg:y2="4.956cm">
            <text:p/>
          </draw:line>
          <draw:line draw:style-name="gr1" draw:text-style-name="P1" draw:layer="layout" svg:x1="13.297cm" svg:y1="2.709cm" svg:x2="12.493cm" svg:y2="4.897cm">
            <text:p/>
          </draw:line>
          <draw:line draw:style-name="gr1" draw:text-style-name="P1" draw:layer="layout" svg:x1="11.312cm" svg:y1="2.783cm" svg:x2="12.443cm" svg:y2="4.842cm">
            <text:p/>
          </draw:line>
          <draw:line draw:style-name="gr1" draw:text-style-name="P1" draw:layer="layout" svg:x1="9.394cm" svg:y1="2.911cm" svg:x2="10.525cm" svg:y2="4.97cm">
            <text:p/>
          </draw:line>
          <draw:line draw:style-name="gr1" draw:text-style-name="P1" draw:layer="layout" svg:x1="9.421cm" svg:y1="3.015cm" svg:x2="9.041cm" svg:y2="4.09cm">
            <text:p/>
          </draw:line>
        </draw:g>
        <draw:custom-shape draw:style-name="gr2" draw:text-style-name="P2" draw:layer="layout" svg:width="1.883cm" svg:height="1.713cm" draw:transform="skewX (-0.00122173047639599) rotate (-1.03672557568463) translate (23.46cm 4.32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.591cm" svg:height="0.095cm" draw:transform="skewX (0.010471975511966) rotate (-0.0099483767363673) translate (22.12cm 6.8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883cm" svg:height="1.713cm" draw:transform="skewX (-0.00122173047639599) rotate (-1.03672557568463) translate (23.417cm 9.27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1" draw:id="id1" draw:layer="layout" svg:width="1.591cm" svg:height="0.096cm" draw:transform="rotate (-0.0099483767363673) translate (22.077cm 11.7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svg:x1="22.871cm" svg:y1="11.855cm" svg:x2="20.7cm" svg:y2="13.096cm" draw:start-shape="id1" draw:start-glue-point="2" draw:end-shape="id2" draw:end-glue-point="0" svg:d="M22871 11855v1241h-2171" svg:viewBox="0 0 2172 1242">
          <text:p/>
        </draw:connector>
        <draw:frame draw:style-name="gr5" draw:text-style-name="P3" draw:layer="layout" svg:width="1.341cm" svg:height="5.47cm" svg:x="24.418cm" svg:y="5.854cm">
          <draw:text-box draw:corner-radius="3cm">
            <text:p>+</text:p>
            <text:p/>
            <text:p/>
            <text:p/>
            <text:p/>
            <text:p/>
            <text:p>-</text:p>
          </draw:text-box>
        </draw:frame>
        <draw:frame draw:style-name="gr6" draw:text-style-name="P4" draw:layer="layout" svg:width="1.611cm" svg:height="1.399cm" svg:x="25.4cm" svg:y="7.701cm">
          <draw:text-box>
            <text:p><text:span text:style-name="T1">v</text:span><text:span text:style-name="T2">out</text:span></text:p>
          </draw:text-box>
        </draw:frame>
        <draw:frame draw:style-name="gr7" draw:text-style-name="P4" draw:layer="layout" svg:width="2.959cm" svg:height="1.969cm" svg:x="11.441cm" svg:y="1.331cm">
          <draw:text-box>
            <text:p><text:span text:style-name="T1">R</text:span><text:span text:style-name="T2">vreg</text:span></text:p>
          </draw:text-box>
        </draw:frame>
        <draw:connector draw:style-name="gr4" draw:text-style-name="P2" xml:id="id2" draw:id="id2" draw:layer="layout" draw:line-skew="7.877cm" svg:x1="20.699cm" svg:y1="13.092cm" svg:x2="4.445cm" svg:y2="13.1cm" draw:end-shape="id3" draw:end-glue-point="2" svg:d="M20699 13092h1v8h-16255" svg:viewBox="0 0 16256 9">
          <text:p/>
        </draw:connector>
        <draw:frame draw:style-name="gr8" draw:text-style-name="P6" draw:layer="layout" svg:width="3.172cm" svg:height="2.86cm" draw:transform="rotate (1.56730566829091) translate (22cm 9.172cm)">
          <draw:text-box>
            <text:p text:style-name="P5"><text:span text:style-name="T3">...</text:span></text:p>
          </draw:text-box>
        </draw:frame>
        <draw:line draw:style-name="gr9" draw:text-style-name="P7" xml:id="id4" draw:id="id4" draw:layer="layout" svg:x1="9.217cm" svg:y1="4.086cm" svg:x2="4.445cm" svg:y2="4.086cm">
          <text:p/>
        </draw:line>
        <draw:frame draw:style-name="gr10" draw:text-style-name="P3" draw:layer="layout" svg:width="1.341cm" svg:height="5.228cm" svg:x="3.739cm" svg:y="5.686cm">
          <draw:text-box draw:corner-radius="3cm">
            <text:p>+</text:p>
            <text:p/>
            <text:p/>
            <text:p/>
            <text:p/>
            <text:p/>
            <text:p>-</text:p>
          </draw:text-box>
        </draw:frame>
        <draw:frame draw:style-name="gr11" draw:text-style-name="P3" draw:layer="layout" svg:width="2.352cm" svg:height="4.9cm" svg:x="2.748cm" svg:y="7.6cm">
          <draw:text-box>
            <text:p><text:span text:style-name="T4">v</text:span><text:span text:style-name="T5">o</text:span></text:p>
          </draw:text-box>
        </draw:frame>
        <draw:connector draw:style-name="gr4" draw:text-style-name="P2" draw:layer="layout" svg:x1="4.445cm" svg:y1="4.086cm" svg:x2="4.449cm" svg:y2="5.235cm" draw:start-shape="id4" draw:start-glue-point="3" svg:d="M4445 4086v825h4v324" svg:viewBox="0 0 5 1150">
          <text:p/>
        </draw:connector>
        <draw:line draw:style-name="gr9" draw:text-style-name="P7" xml:id="id3" draw:id="id3" draw:layer="layout" svg:x1="4.445cm" svg:y1="13.1cm" svg:x2="4.445cm" svg:y2="11.686cm">
          <text:p/>
        </draw:line>
        <draw:custom-shape draw:style-name="gr12" draw:text-style-name="P2" draw:layer="layout" svg:width="0.53cm" svg:height="0.53cm" svg:x="4.092cm" svg:y="11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53cm" svg:height="0.53cm" svg:x="4.269cm" svg:y="5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14.8cm" svg:y1="3.9cm" svg:x2="23.2cm" svg:y2="3.9cm">
          <text:p/>
        </draw:line>
        <draw:line draw:style-name="gr9" draw:text-style-name="P7" draw:layer="layout" svg:x1="23.2cm" svg:y1="5.2cm" svg:x2="23.2cm" svg:y2="3.9cm">
          <text:p/>
        </draw:line>
        <draw:frame draw:style-name="gr13" draw:text-style-name="P4" draw:layer="layout" svg:width="2.102cm" svg:height="1.399cm" draw:transform="rotate (1.5707963267949) translate (21.25cm 9.65cm)">
          <draw:text-box>
            <text:p><text:span text:style-name="T1">x 18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01:36:49.075143479</meta:creation-date>
    <dc:date>2021-05-03T09:34:40.677433141</dc:date>
    <meta:editing-duration>PT19M50S</meta:editing-duration>
    <meta:editing-cycles>7</meta:editing-cycles>
    <meta:generator>LibreOffice/6.4.7.2$Linux_X86_64 LibreOffice_project/40$Build-2</meta:generator>
    <meta:document-statistic meta:object-count="28"/>
  </office:meta>
</office:document-meta>
</file>